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setD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setG( List &lt; ObjectM_A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setC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setI( ObjectM_B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setH( List &lt; ObjectM_B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setJ( long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